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uthPanel.Auth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nerTableModel.removeRow( int ro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nerTableModel.InnerTableModel( AuthManager m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nerTableModel.getValueAt( int row , int colum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uthPanel.modifyTestElement( TestElement 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AuthPanel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sswordCellRenderer.getTableCellRendererComponent( JTable table , Object value , boolean isSelected , boolean hasFocus , int row , int colum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nerTableModel.getColumn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hPanel.createButton( String resName , char mnemonic , String command , boolean en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nerTableModel.getColumnName( int colum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nerTableModel.isCellEditable( int row , int colum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hPanel.actionPerformed( ActionEvent e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2">
            <text:p text:style-name="Table_20_Contents">12</text:p>
          </table:table-cell>
          <table:table-cell office:value-type="float" office:value="68">
            <text:p text:style-name="Table_20_Contents">68</text:p>
          </table:table-cell>
        </table:table-row>
        <table:table-row>
          <table:table-cell office:value-type="string">
            <text:p text:style-name="Table_20_Contents">AuthPanel.createAuthTable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InnerTableModel.addNewR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hPanel.getLabel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hPanel.clear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nerTableModel.getRow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hPanel.createTes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uthPanel.createButton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nnerTableModel.getColumnClass( int colum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hPanel.configure( TestElement 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nerTableModel.clear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sswordCellRenderer.PasswordCellRender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nerTableModel.setValueAt( Object value , int row , int colum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InnerTableModel.InnerTable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